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“Visti-Sama, How Are Your Wounds?”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“GRGH!! I hear the battle against the wench
known as the Diva of Splendor was truly
fierce!!”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“HALT!! Carat-sama! Are not you forgetting
we Hellish Kings?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“Exactly! There's No Need To Panic. We, Too,
Are Perfectly Capable Fighters!”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“RRGH!! I have a strategy we can use to beat
those Heavenly Maidens into the ground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“Requesting permission to team up with
Deep Blue and execute my plan!!”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(*glance* *glance*...)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 i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